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1">
      <style:text-properties fo:language="en" fo:country="US" officeooo:rsid="00060664" officeooo:paragraph-rsid="00060664"/>
    </style:style>
    <style:style style:name="P3" style:family="paragraph" style:parent-style-name="Heading_20_1">
      <style:text-properties fo:language="en" fo:country="US" officeooo:rsid="0008bf7f" officeooo:paragraph-rsid="0008bf7f"/>
    </style:style>
    <style:style style:name="P4" style:family="paragraph" style:parent-style-name="Heading_20_1">
      <style:text-properties fo:language="en" fo:country="US" officeooo:rsid="000bfd90" officeooo:paragraph-rsid="000bfd90"/>
    </style:style>
    <style:style style:name="P5" style:family="paragraph" style:parent-style-name="Text_20_body">
      <style:text-properties fo:language="en" fo:country="US" officeooo:rsid="00060664" officeooo:paragraph-rsid="00060664"/>
    </style:style>
    <style:style style:name="P6" style:family="paragraph" style:parent-style-name="Text_20_body">
      <style:text-properties fo:language="en" fo:country="US" officeooo:rsid="0006d44b" officeooo:paragraph-rsid="0006d44b"/>
    </style:style>
    <style:style style:name="P7" style:family="paragraph" style:parent-style-name="Text_20_body">
      <style:text-properties fo:language="en" fo:country="US" officeooo:rsid="0008bf7f" officeooo:paragraph-rsid="0008bf7f"/>
    </style:style>
    <style:style style:name="P8" style:family="paragraph" style:parent-style-name="Text_20_body">
      <style:text-properties fo:language="en" fo:country="US" officeooo:rsid="000a3a9c" officeooo:paragraph-rsid="000a3a9c"/>
    </style:style>
    <style:style style:name="P9" style:family="paragraph" style:parent-style-name="Text_20_body">
      <style:text-properties fo:language="en" fo:country="US" officeooo:rsid="000bfd90" officeooo:paragraph-rsid="000bfd90"/>
    </style:style>
    <style:style style:name="T1" style:family="text">
      <style:text-properties officeooo:rsid="0006d44b"/>
    </style:style>
    <style:style style:name="T2" style:family="text">
      <style:text-properties officeooo:rsid="0008bf7f"/>
    </style:style>
    <style:style style:name="T3" style:family="text">
      <style:text-properties officeooo:rsid="000d0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tory</text:h>
      <text:p text:style-name="P6">TL/DR: Configure the drones to defend the planet.</text:p>
      <text:p text:style-name="P5">Deep in the mysterious tombs of Egypt's mighty pyramids lies artefact's from another era. Perfectly cut stones describe a powerful civilization whose footsteps go far a cross and deep into our moving earth. These creators seems to have perished into the sands, but they <text:span text:style-name="T1">did not. Their purpose was to seed our minds with technological wonders. Giving us a taste of a interstellar civilization.</text:span></text:p>
      <text:p text:style-name="P6">To this day they are out there inspiring other world…</text:p>
      <text:p text:style-name="P6">Interaction with these godlike beings comes at a price. Pesky looters flock wherever they land. That’s why you have been given the <text:span text:style-name="T2">P</text:span>rotectorate title and the mission to set up a stellar defense system to <text:span text:style-name="T2">fend of looters. Fend them of long enough for the civilization to mature enough to defend themselves.</text:span></text:p>
      <text:p text:style-name="P7">A civilization can only tolerate one landing squad of looters. After that they will rebel against their interstellar benefactors and exile them.</text:p>
      <text:p text:style-name="P7">Good luck. The fate of this entire planet lays on your shoulders.</text:p>
      <text:h text:style-name="P3" text:outline-level="1">How to play</text:h>
      <text:p text:style-name="P7">You have 3 drones that need to be configured to defend the planet. Click on a drone to edit the properties of it. You can zoom in to enemies to get a closer look at them.</text:p>
      <text:p text:style-name="P8">When you’ve done your initial configuration and think you are ready to fend the looters, click the button “Start invasion” button.</text:p>
      <text:p text:style-name="P7">To win the game you must shoot down 100 looters and not let more then 1 looter past your defenses.</text:p>
      <text:p text:style-name="P7">If you find that time moves by slowly. Hold down the mouse button on the planet in the middle to make time pass faster.</text:p>
      <text:p text:style-name="P7">Have fun and Good luck!</text:p>
      <text:h text:style-name="P1" text:outline-level="1">Win message</text:h>
      <text:p text:style-name="P9">Triumph! A world has been enlightened! We welcome our new brothers into a interstellar era of prosperity!</text:p>
      <text:h text:style-name="P4" text:outline-level="1">Loose message</text:h>
      <text:p text:style-name="P9">Blasted looters! They plundered our world clean of <text:span text:style-name="T3">new technology. With this our will to learn more has been silenced by fear of them returning. A renaissance stolen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andgren</meta:initial-creator>
    <meta:creation-date>2016-08-29T21:23:57.495071215</meta:creation-date>
    <dc:date>2016-08-29T22:05:14.574269257</dc:date>
    <dc:creator>Martin Sandgren</dc:creator>
    <meta:editing-duration>PT8M4S</meta:editing-duration>
    <meta:editing-cycles>4</meta:editing-cycles>
    <meta:generator>LibreOffice/5.2.0.4$Linux_X86_64 LibreOffice_project/20m0$Build-4</meta:generator>
    <meta:document-statistic meta:table-count="0" meta:image-count="0" meta:object-count="0" meta:page-count="1" meta:paragraph-count="17" meta:word-count="327" meta:character-count="1861" meta:non-whitespace-character-count="1551"/>
  </office:meta>
</office:document-meta>
</file>